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.05cm" style:use-optimal-column-width="false"/>
    </style:style>
    <style:style style:name="co2" style:family="table-column">
      <style:table-column-properties style:column-width="71.725cm" style:use-optimal-column-width="false"/>
    </style:style>
    <style:style style:name="co3" style:family="table-column">
      <style:table-column-properties style:column-width="67.449cm" style:use-optimal-column-width="false"/>
    </style:style>
    <style:style style:name="co4" style:family="table-column">
      <style:table-column-properties style:column-width="4.126cm" style:use-optimal-column-width="false"/>
    </style:style>
    <style:style style:name="co5" style:family="table-column">
      <style:table-column-properties style:column-width="125.871cm" style:use-optimal-column-width="false"/>
    </style:style>
    <style:style style:name="co6" style:family="table-column">
      <style:table-column-properties style:column-width="135.275cm" style:use-optimal-column-width="false"/>
    </style:style>
    <style:style style:name="ro1" style:family="table-row">
      <style:table-row-properties style:row-height="15.535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2" style:family="table-cell">
      <style:text-properties fo:font-size="200pt" fo:font-weight="bold" style:font-size-asian="200pt" style:font-weight-asian="bold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style:text-properties fo:font-size="200pt" style:font-size-asian="200pt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T1" style:family="text">
      <style:text-properties style:font-name="Alvi Nastaleeq" style:font-name-asian="Calibri" style:font-name-complex="Alvi Nastaleeq"/>
    </style:style>
    <style:style style:name="T2" style:family="text">
      <style:text-properties style:font-name="Tahoma" style:font-name-asian="Liberation Sans1" style:font-name-complex="Liberation Sans1"/>
    </style:style>
    <style:style style:name="T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20.545cm" svg:height="158.2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1">
              <table:table-cell table:number-columns-spanned="2">
                <text:p text:style-name="P1"><text:span text:style-name="T1">ہائے ہائے علی اکبر، ہائے ہائے علی اکبر</text:span></text:p>
              </table:table-cell>
              <table:covered-table-cell/>
              <table:table-cell table:number-columns-spanned="2">
                <text:p text:style-name="P1"><text:span text:style-name="T1">کہتی تھی یہ ماں خون بھری میت سے لپٹ کر</text:span></text:p>
              </table:table-cell>
              <table:covered-table-cell table:style-name="ce2"/>
              <table:table-cell table:style-name="ce3" table:number-columns-spanned="2">
                <text:p text:style-name="P2"><text:span text:style-name="T2">Kehti thi yeh maan khoon bhari mayyat se lipat kar</text:span><text:span text:style-name="T2"><text:line-break/></text:span><text:span text:style-name="T2">Haye haye Ali Akbar Haye haye Ali Akbar</text:span></text:p>
              </table:table-cell>
              <table:covered-table-cell table:style-name="ce3"/>
              <table:table-cell table:style-name="ce4"/>
            </table:table-row>
            <table:table-row table:style-name="ro2" table:default-cell-style-name="ce5">
              <table:table-cell>
                <text:p text:style-name="P3"><text:span text:style-name="T3">2</text:span></text:p>
              </table:table-cell>
              <table:table-cell table:style-name="ce6">
                <text:p text:style-name="P4"><text:span text:style-name="T1">اتنا تو ذرا ٹھہرو تمہیں دولہا بنا لوں</text:span><text:span text:style-name="T1"><text:line-break/></text:span><text:span text:style-name="T1">بس ایک جھلک سہرے کی صغری کو دکھا لوں</text:span><text:span text:style-name="T1"><text:line-break/></text:span><text:span text:style-name="T1">بے چین تھی خواہر</text:span></text:p>
              </table:table-cell>
              <table:table-cell table:style-name="ce6">
                <text:p text:style-name="P4"><text:span text:style-name="T1">ارمان تھا پہناؤں گی پوشاک شاہانی</text:span><text:span text:style-name="T1"><text:line-break/></text:span><text:span text:style-name="T1">افسوس کہ راس آئی نہ تجھ کو یہ جوانی</text:span><text:span text:style-name="T1"><text:line-break/></text:span><text:span text:style-name="T1">کیسا تھا مقدر</text:span></text:p>
              </table:table-cell>
              <table:table-cell>
                <text:p text:style-name="P3"><text:span text:style-name="T3">1</text:span></text:p>
              </table:table-cell>
              <table:table-cell table:style-name="ce3">
                <text:p text:style-name="P2"><text:span text:style-name="T2">Armaan tha pehnaungi poshak shahani</text:span><text:span text:style-name="T2"><text:line-break/></text:span><text:span text:style-name="T2">Afsos ke raas aayi na tujhko ye jawani</text:span><text:span text:style-name="T2"><text:line-break/></text:span><text:span text:style-name="T2">Kaisa tha muqaddar</text:span></text:p>
              </table:table-cell>
              <table:table-cell table:style-name="ce3">
                <text:p text:style-name="P2"><text:span text:style-name="T2">Itna to zara thehro tumhen dulha bana lu</text:span><text:span text:style-name="T2"><text:line-break/></text:span><text:span text:style-name="T2">Bas aik jhalak sehre ki Sughra ko dikhalun</text:span><text:span text:style-name="T2"><text:line-break/></text:span><text:span text:style-name="T2">Be chain thi khwahar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4</text:span></text:p>
              </table:table-cell>
              <table:table-cell table:style-name="ce6">
                <text:p text:style-name="P4"><text:span text:style-name="T1">ماں تیری جدائی میں بھلا کیسے جیئے گی</text:span><text:span text:style-name="T1"><text:line-break/></text:span><text:span text:style-name="T1">مرجائے گی صغری جو خبر تیری سنے گی</text:span><text:span text:style-name="T1"><text:line-break/></text:span><text:span text:style-name="T1">اب کیا کروں جی کر</text:span></text:p>
              </table:table-cell>
              <table:table-cell table:style-name="ce6">
                <text:p text:style-name="P4"><text:span text:style-name="T1">اٹھارہ برس پال کے پروان چڑھایا</text:span><text:span text:style-name="T1"><text:line-break/></text:span><text:span text:style-name="T1">وہ گیسوؤں والا ہے میرا خون میں نہایا</text:span><text:span text:style-name="T1"><text:line-break/></text:span><text:span text:style-name="T1">یہ کیا ہوا دلبر</text:span></text:p>
              </table:table-cell>
              <table:table-cell>
                <text:p text:style-name="P3"><text:span text:style-name="T3">3</text:span></text:p>
              </table:table-cell>
              <table:table-cell table:style-name="ce3">
                <text:p text:style-name="P2"><text:span text:style-name="T2">Athaara baras paal ke parwaan charaya</text:span><text:span text:style-name="T2"><text:line-break/></text:span><text:span text:style-name="T2">Wo gaisuon wala hai mera khoon me nahaya</text:span><text:span text:style-name="T2"><text:line-break/></text:span><text:span text:style-name="T2">Ye kya hua dilbar</text:span></text:p>
              </table:table-cell>
              <table:table-cell table:style-name="ce3">
                <text:p text:style-name="P2"><text:span text:style-name="T2">Maa teri judai me bhala kaise jiyegi</text:span><text:span text:style-name="T2"><text:line-break/></text:span><text:span text:style-name="T2">Mar jayegi Sughra jo khabar teri sunegi</text:span><text:span text:style-name="T2"><text:line-break/></text:span><text:span text:style-name="T2">Ab kya karun ji kar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6</text:span></text:p>
              </table:table-cell>
              <table:table-cell table:style-name="ce6">
                <text:p text:style-name="P4"><text:span text:style-name="T1">ٹھہرو کہ میں اٹھارویں منت تو بڑھا دوں</text:span><text:span text:style-name="T1"><text:line-break/></text:span><text:span text:style-name="T1">پھر لے کے بلائیں تجھے جینے کی دعا دوں</text:span><text:span text:style-name="T1"><text:line-break/></text:span><text:span text:style-name="T1">صدقے ہو یہ مادر</text:span></text:p>
              </table:table-cell>
              <table:table-cell table:style-name="ce6">
                <text:p text:style-name="P4"><text:span text:style-name="T1">کرتی تھی زیارت میں پیمبر کی تجھی سے</text:span><text:span text:style-name="T1"><text:line-break/></text:span><text:span text:style-name="T1">اب گھر میں کسے دوں گی میں تشبیہ نبی سے</text:span><text:span text:style-name="T1"><text:line-break/></text:span><text:span text:style-name="T1">ہم شکل پیمبر</text:span></text:p>
              </table:table-cell>
              <table:table-cell>
                <text:p text:style-name="P3"><text:span text:style-name="T3">5</text:span></text:p>
              </table:table-cell>
              <table:table-cell table:style-name="ce3">
                <text:p text:style-name="P2"><text:span text:style-name="T2">Karti thi ziyarat mai payambar ki tujhhi se</text:span><text:span text:style-name="T2"><text:line-break/></text:span><text:span text:style-name="T2">Ab ghar mei kise dungi mai tashbih nabi se</text:span><text:span text:style-name="T2"><text:line-break/></text:span><text:span text:style-name="T2">Ham shakal e payambar</text:span></text:p>
              </table:table-cell>
              <table:table-cell table:style-name="ce3">
                <text:p text:style-name="P2"><text:span text:style-name="T2">Thehro keh main atharwin mannat to barha dun</text:span><text:span text:style-name="T2"><text:line-break/></text:span><text:span text:style-name="T2">Phir le ke balaein tujhey jeene ki dua dun</text:span><text:span text:style-name="T2"><text:line-break/></text:span><text:span text:style-name="T2">Sadqay ho ye madar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8</text:span></text:p>
              </table:table-cell>
              <table:table-cell table:style-name="ce6">
                <text:p text:style-name="P4"><text:span text:style-name="T1">تم ہچکیاں لے لے کے جو دم توڑ رہے ہو</text:span><text:span text:style-name="T1"><text:line-break/></text:span><text:span text:style-name="T1">منہ ماں سے ہمیشہ کے لیے موڑ رہے ہو</text:span><text:span text:style-name="T1"><text:line-break/></text:span><text:span text:style-name="T1">کیوں روٹھے ہو دلبر</text:span></text:p>
              </table:table-cell>
              <table:table-cell table:style-name="ce6">
                <text:p text:style-name="P4"><text:span text:style-name="T1">پہلے تو اک آواز پہ اٹھ جاتے تھے بیٹا</text:span><text:span text:style-name="T1"><text:line-break/></text:span><text:span text:style-name="T1">اب اتنی صداؤں پہ بھی پہلو نہیں بدلا</text:span><text:span text:style-name="T1"><text:line-break/></text:span><text:span text:style-name="T1">کیا ہو گیا دلبر</text:span></text:p>
              </table:table-cell>
              <table:table-cell>
                <text:p text:style-name="P3"><text:span text:style-name="T3">7</text:span></text:p>
              </table:table-cell>
              <table:table-cell table:style-name="ce3">
                <text:p text:style-name="P2"><text:span text:style-name="T2">Pehle tu ik aawaz pe uth jate thai beta</text:span><text:span text:style-name="T2"><text:line-break/></text:span><text:span text:style-name="T2">Ab itni sadaon pe bhi pehlu nahi badla</text:span><text:span text:style-name="T2"><text:line-break/></text:span><text:span text:style-name="T2">Kya ho gaya dilbar</text:span></text:p>
              </table:table-cell>
              <table:table-cell table:style-name="ce3">
                <text:p text:style-name="P2"><text:span text:style-name="T2">Tum hichkiyan le le ke jo dam tor rahe ho</text:span><text:span text:style-name="T2"><text:line-break/></text:span><text:span text:style-name="T2">Mun maan se hamesha ke liye mor rahe ho</text:span><text:span text:style-name="T2"><text:line-break/></text:span><text:span text:style-name="T2">Kyun ruthe ho dilbar</text:span></text:p>
              </table:table-cell>
              <table:table-cell>
                <text:p text:style-name="P3"><text:span text:style-name="T3">8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10</text:span></text:p>
              </table:table-cell>
              <table:table-cell table:style-name="ce6">
                <text:p text:style-name="P4"><text:span text:style-name="T1">جب کوئی جواں لاش نظر آتی ہے محشر</text:span><text:span text:style-name="T1"><text:line-break/></text:span><text:span text:style-name="T1">اک یاد سوئے کربوبلا جاتی ہے محشر</text:span><text:span text:style-name="T1"><text:line-break/></text:span><text:span text:style-name="T1">دل روتا ہے کہہ کر</text:span></text:p>
              </table:table-cell>
              <table:table-cell table:style-name="ce6">
                <text:p text:style-name="P4"><text:span text:style-name="T1">آئیں جو ہمیں لوٹنے خیمے میں ستم گر</text:span><text:span text:style-name="T1"><text:line-break/></text:span><text:span text:style-name="T1">ماں دے گی صدائیں علی اکبر علی اکبر</text:span><text:span text:style-name="T1"><text:line-break/></text:span><text:span text:style-name="T1">چھن جائے گی چادر</text:span></text:p>
              </table:table-cell>
              <table:table-cell>
                <text:p text:style-name="P3"><text:span text:style-name="T3">9</text:span></text:p>
              </table:table-cell>
              <table:table-cell table:style-name="ce3">
                <text:p text:style-name="P2"><text:span text:style-name="T2">Aayen jo hame lootne khaime me sitamgar</text:span><text:span text:style-name="T2"><text:line-break/></text:span><text:span text:style-name="T2">Maan de gi sadayen Ali Akbar Ali Akbar</text:span><text:span text:style-name="T2"><text:line-break/></text:span><text:span text:style-name="T2">Chin jayegi chadar</text:span></text:p>
              </table:table-cell>
              <table:table-cell table:style-name="ce3">
                <text:p text:style-name="P2"><text:span text:style-name="T2">Jab koi jawaan laash nazar hai Mehshar</text:span><text:span text:style-name="T2"><text:line-break/></text:span><text:span text:style-name="T2">Ek yaad suy-e-karbobala jaati hai Mehshar</text:span><text:span text:style-name="T2"><text:line-break/></text:span><text:span text:style-name="T2">Dil rota hai kehkar</text:span></text:p>
              </table:table-cell>
              <table:table-cell>
                <text:p text:style-name="P3"><text:span text:style-name="T3">1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20.55cm" fo:page-height="158.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1:56:49.958057300</dc:date>
    <meta:editing-duration>PT52M7S</meta:editing-duration>
    <meta:editing-cycles>14</meta:editing-cycles>
    <meta:generator>LibreOffice/25.2.4.3$Windows_X86_64 LibreOffice_project/33e196637044ead23f5c3226cde09b47731f7e27</meta:generator>
    <meta:document-statistic meta:object-count="1"/>
  </office:meta>
</office:document-meta>
</file>